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1171*"/>
    </style:style>
    <style:style style:name="Tabelle1.C" style:family="table-column">
      <style:table-column-properties style:column-width="2.995cm" style:rel-column-width="1698*"/>
    </style:style>
    <style:style style:name="Tabelle1.D" style:family="table-column">
      <style:table-column-properties style:column-width="3.166cm" style:rel-column-width="1795*"/>
    </style:style>
    <style:style style:name="Tabelle1.E" style:family="table-column">
      <style:table-column-properties style:column-width="1.799cm" style:rel-column-width="1020*"/>
    </style:style>
    <style:style style:name="Tabelle1.F" style:family="table-column">
      <style:table-column-properties style:column-width="4.339cm" style:rel-column-width="246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2">History<text:tab/>1</text:p>
          <text:p text:style-name="P1">V 0.2.1 09.sep.2023<text:tab/>1</text:p>
          <text:p text:style-name="P1">V 0.2.0 06.sep.2023<text:tab/>1</text:p>
          <text:p text:style-name="P2">Intro<text:tab/>1</text:p>
          <text:p text:style-name="P1">Goal<text:tab/>1</text:p>
          <text:p text:style-name="P1">Hardware<text:tab/>2</text:p>
          <text:p text:style-name="P1">Software<text:tab/>2</text:p>
          <text:p text:style-name="P2">Basic Setup<text:tab/>2</text:p>
          <text:p text:style-name="P1">LuCi<text:tab/>2</text:p>
          <text:p text:style-name="P2">Wireguard<text:tab/>2</text:p>
          <text:p text:style-name="P1">Add Software<text:tab/>2</text:p>
          <text:p text:style-name="P1">Reboot Device<text:tab/>3</text:p>
          <text:p text:style-name="P1">Create script from Template:<text:tab/>3</text:p>
          <text:p text:style-name="P1">Post Processing<text:tab/>4</text:p>
          <text:p text:style-name="P2">Outside Router Setup<text:tab/>4</text:p>
          <text:p text:style-name="P2">Setup differences per device<text:tab/>4</text:p>
          <text:p text:style-name="P2">Ongoing<text:tab/>5</text:p>
          <text:p text:style-name="P1">Questions<text:tab/>5</text:p>
          <text:p text:style-name="P1">Options<text:tab/>5</text:p>
          <text:p text:style-name="P2">Links<text:tab/>6</text:p>
          <text:p text:style-name="P1">main<text:tab/>6</text:p>
          <text:p text:style-name="P1">full config generator<text:tab/>6</text:p>
          <text:p text:style-name="P1">qrcode generation from config file<text:tab/>6</text:p>
          <text:p text:style-name="P1">other<text:tab/>6</text:p>
          <text:p text:style-name="P1">very other<text:tab/>6</text:p>
        </text:index-body>
      </text:table-of-content>
      <text:h text:style-name="Heading_20_1" text:outline-level="1">History</text:h>
      <text:h text:style-name="Heading_20_2" text:outline-level="2">V 0.2.1 09.sep.2023</text:h>
      <text:p text:style-name="Text_20_body">Added Try with separate SubNet 4 VPN Tunnel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<text:soft-page-break/>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<text:soft-page-break/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p text:style-name="Text_20_body">Change Defines in Head of script (separate for each device)</text:p>
      <text:p text:style-name="Text_20_body"/>
      <text:p text:style-name="Code">export interface="192.168.36"<text:line-break/>export interface="192.168.43“ # overlapping with la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WG_${LAN}_server_IP="${interface}.2" # from 1 to 2; d'ont overlap router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<text:soft-page-break/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rfiles after extraction</text:p>
      <text:p text:style-name="Code">[Interface]<text:line-break/>Address = X.X.X.X/24 # get Subnet 255.255.255.0</text:p>
      <text:p text:style-name="Code">DNS = 192.168.36.1 # change from 2 to 1 for router dns<text:line-break/> <text:line-break/>[Peer]<text:line-break/># everything goes through the tunnel<text:line-break/>AllowedIPs = 0.0.0.0/0, ::/0<text:line-break/># only the connected subnet is behind the tunnel<text:line-break/>AllowedIPs = 192.168.XX.0/24 </text:p>
      <text:p text:style-name="Code"># ??? is this true ????<text:line-break/></text:p>
      <text:h text:style-name="Heading_20_1" text:outline-level="1">Outside Router Setup</text:h>
      <text:p text:style-name="Text_20_body">Wireguard Port forwarding (Weiterleitung)</text:p>
      <text:p text:style-name="Text_20_body"/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><text:soft-page-break/></text:p>
      <text:h text:style-name="Heading_20_1" text:outline-level="1">Ongoing</text:h>
      <text:h text:style-name="Heading_20_2" text:outline-level="2">Questions</text:h>
      <text:p text:style-name="Text_20_body">Are separate Subnets for Tunnel Endpoint and Devices at LAN-Hardware switch necessary.<text:line-break/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p text:style-name="Text_20_body"/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p text:style-name="Text_20_body"/>
      <text:h text:style-name="Heading_20_2" text:outline-level="2">Xthink</text:h>
      <text:h text:style-name="Heading_20_2" text:outline-level="2">Subnet split</text:h>
      <text:p text:style-name="Text_20_body">0-15 Internal Fix</text:p>
      <text:p text:style-name="Text_20_body">16-63 xternal fix</text:p>
      <text:p text:style-name="Text_20_body">64-127 dhcp</text:p>
      <text:p text:style-name="Text_20_body">128-191 VPN Tunnel ends</text:p>
      <text:p text:style-name="Text_20_body">192-254 options</text:p>
      <text:p text:style-name="Text_20_body"/>
      <text:p text:style-name="P3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p text:style-name="Text_20_body"/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/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09T13:22:29.31">Sep 9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09T13:22:29.29</dc:date>
    <meta:editing-duration>PT3H8M57S</meta:editing-duration>
    <meta:editing-cycles>57</meta:editing-cycles>
    <meta:generator>OpenOffice/4.1.14$Win32 OpenOffice.org_project/4114m1$Build-9811</meta:generator>
    <meta:document-statistic meta:table-count="1" meta:image-count="0" meta:object-count="0" meta:page-count="6" meta:paragraph-count="147" meta:word-count="571" meta:character-count="4738"/>
  </office:meta>
</office:document-meta>
</file>